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73eb" officeooo:paragraph-rsid="001873eb"/>
    </style:style>
    <style:style style:name="P2" style:family="paragraph" style:parent-style-name="Standard">
      <style:text-properties officeooo:rsid="001873eb" officeooo:paragraph-rsid="0021ec26"/>
    </style:style>
    <style:style style:name="P3" style:family="paragraph" style:parent-style-name="Standard">
      <style:paragraph-properties fo:break-before="page"/>
      <style:text-properties officeooo:rsid="001873eb" officeooo:paragraph-rsid="0021ec26"/>
    </style:style>
    <style:style style:name="P4" style:family="paragraph" style:parent-style-name="Standard">
      <style:paragraph-properties fo:text-align="center" style:justify-single-word="false" fo:break-before="page"/>
      <style:text-properties fo:font-size="20pt" fo:font-weight="bold" officeooo:rsid="001873eb" officeooo:paragraph-rsid="001873eb"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bold" officeooo:rsid="001873eb" officeooo:paragraph-rsid="001873eb" style:font-size-asian="20pt" style:font-weight-asian="bold" style:font-size-complex="20pt" style:font-weight-complex="bold"/>
    </style:style>
    <style:style style:name="P6" style:family="paragraph" style:parent-style-name="Standard">
      <style:paragraph-properties fo:text-align="center" style:justify-single-word="false" fo:break-before="page"/>
      <style:text-properties fo:font-size="20pt" fo:font-weight="bold" officeooo:rsid="0021ec26" officeooo:paragraph-rsid="0021ec26" style:font-size-asian="20pt" style:font-weight-asian="bold" style:font-size-complex="20pt" style:font-weight-complex="bold"/>
    </style:style>
    <style:style style:name="P7" style:family="paragraph" style:parent-style-name="Standard">
      <style:text-properties officeooo:rsid="0018b039" officeooo:paragraph-rsid="0018b039"/>
    </style:style>
    <style:style style:name="P8" style:family="paragraph" style:parent-style-name="Standard">
      <style:text-properties officeooo:rsid="001c10e2" officeooo:paragraph-rsid="001c10e2"/>
    </style:style>
    <style:style style:name="P9" style:family="paragraph" style:parent-style-name="Standard">
      <style:text-properties officeooo:rsid="001cd050" officeooo:paragraph-rsid="001cd050"/>
    </style:style>
    <style:style style:name="P10" style:family="paragraph" style:parent-style-name="Standard">
      <style:text-properties officeooo:rsid="001e500d" officeooo:paragraph-rsid="001e500d"/>
    </style:style>
    <style:style style:name="P11" style:family="paragraph" style:parent-style-name="Standard">
      <style:text-properties officeooo:rsid="0021ec26" officeooo:paragraph-rsid="0021ec26"/>
    </style:style>
    <style:style style:name="T1" style:family="text">
      <style:text-properties officeooo:rsid="001a85e3"/>
    </style:style>
    <style:style style:name="T2" style:family="text">
      <style:text-properties fo:font-weight="bold" style:font-weight-asian="bold" style:font-weight-complex="bold"/>
    </style:style>
    <style:style style:name="T3" style:family="text">
      <style:text-properties officeooo:rsid="002248b9"/>
    </style:style>
    <style:style style:name="T4" style:family="text">
      <style:text-properties officeooo:rsid="002441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is Game</text:p>
      <text:p text:style-name="P1"/>
      <text:p text:style-name="P1">….does not exist yet. <text:s/>More descriptions with the real thing.</text:p>
      <text:p text:style-name="P1"/>
      <text:p text:style-name="P1"/>
      <text:p text:style-name="P1"/>
      <text:p text:style-name="P1"/>
      <text:p text:style-name="P4">Combat</text:p>
      <text:p text:style-name="P1"/>
      <text:p text:style-name="P7"><text:span text:style-name="T2">Attack:</text:span> To attack, equip a weapon and click the attack button (left mouse by default). </text:p>
      <text:p text:style-name="P7"/>
      <text:p text:style-name="P7"><text:span text:style-name="T2">Power Attack:</text:span> Hold down the attack button (left mouse by default) to make a power attack. <text:s text:c="2"/></text:p>
      <text:p text:style-name="P7"/>
      <text:p text:style-name="P7"><text:span text:style-name="T2">Blocking: </text:span><text:span text:style-name="T1">Hold the block key (right mouse by default) down to block with a shield or weapon. </text:span></text:p>
      <text:p text:style-name="P7"/>
      <text:p text:style-name="P8"><text:span text:style-name="T2">Shield Bash:</text:span> Attack while blocking with a shield to bash with it.</text:p>
      <text:p text:style-name="P8"/>
      <text:p text:style-name="P8"><text:span text:style-name="T2">Parry:</text:span> To parry, time your block perfectly. <text:s/>Wait and hit block just before the attack lands and block with a weapon. <text:s/>If successful you will hear the parry sound and the attacker will become staggard for a short time. <text:s/>You will also block all damage at the cost of no stamina.</text:p>
      <text:p text:style-name="P8"/>
      <text:p text:style-name="P8"><text:span text:style-name="T2">Riposte:</text:span> The first attack on an enemy in the parried state will count as a riposte, doing extra damage and also ending the parried state. <text:s/>Its is a good idea to use a power attack to maximize damage. </text:p>
      <text:p text:style-name="P8"/>
      <text:p text:style-name="P9">Shields are much better than weapons at blocking, but only weapons can parry. <text:s/>Using a shield is the safer, slow and steady approach. <text:s/>Relying on weapons to attempt parries as an expert duelist is the more dynamic, high risk, high reward approach for those seeking extra challenge and excitement.</text:p>
      <text:p text:style-name="P1"/>
      <text:p text:style-name="P10"><text:span text:style-name="T2">Archery:</text:span> Coming soon…. </text:p>
      <text:p text:style-name="P1"/>
      <text:p text:style-name="P1"/>
      <text:p text:style-name="P1"/>
      <text:p text:style-name="P1"/>
      <text:p text:style-name="P1"/>
      <text:p text:style-name="P6">Magic</text:p>
      <text:p text:style-name="P2"/>
      <text:p text:style-name="P11">Spells are learned from spell tomes. <text:s/>Equipping a spell tome will cause your character to learn the spell if you have to required stats; each spell has a difficulty, and you need intelligence at least equal to the difficulty to learn the spell. <text:s/></text:p>
      <text:p text:style-name="P11"/>
      <text:p text:style-name="P11">Once you learn the spell it will appear in your spell book and can be equipped to your spell slot to be cast. <text:s/>To view your spell book open your character sheet and click on the star icon just under the inventory; this will toggle the view from the item inventory to the spell book. </text:p>
      <text:p text:style-name="P11"/>
      <text:p text:style-name="P11">To cast a spell, first equip it in the spell slot, then hold down the cast key (Q by default). <text:s/>You will begin seeing sparkles of magical energy. <text:s/>The spell will be cast once its cast time is complete as long as you have enough mana to cast it. <text:s/>You can continue holding the cast key to immediate start casting the same spell again, allowing rapid fire casting of spells. For example, Flame Dart has a cast time of 1, so holding cast will cast it after one second and continue casting once per second as long as you hold down cast and have mana available for the spell.</text:p>
      <text:p text:style-name="P11"/>
      <text:p text:style-name="P11">Mana regenerates very slowing. <text:s/>It will take most of an in game day to fully regenerate a completely depleted mana bar, so choice wisely when and what to cast. <text:s/>A full night of sleep will always fully restore mana.</text:p>
      <text:p text:style-name="P11"/>
      <text:p text:style-name="P11">The size of the mana pool is based on your character’s level and spirit stat. <text:s/>The cost of spell casting is also decreased by your willpower stat. <text:s/>Thus, raising these stats will synergistically increase the amount of magic you can use in a day. <text:span text:style-name="T3">For a mage, intelligence, willpower, and </text:span><text:span text:style-name="T4">metaphysical</text:span><text:span text:style-name="T3"> strength </text:span><text:span text:style-name="T4">(spirit)</text:span><text:span text:style-name="T3"> are all of great importance. </text:span></text:p>
      <text:p text:style-name="P2"/>
      <text:p text:style-name="P2"/>
      <text:p text:style-name="P2"/>
      <text:p text:style-name="P2"/>
      <text:p text:style-name="P2"/>
      <text:p text:style-name="P3"/>
      <text:p text:style-name="P2"/>
      <text:p text:style-name="P2"/>
      <text:p text:style-name="P2"/>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02:57:08.589731519</meta:creation-date>
    <dc:date>2025-11-25T07:04:36.619177280</dc:date>
    <meta:editing-duration>PT49M46S</meta:editing-duration>
    <meta:editing-cycles>7</meta:editing-cycles>
    <meta:generator>LibreOffice/24.2.7.2$Linux_X86_64 LibreOffice_project/420$Build-2</meta:generator>
    <meta:document-statistic meta:table-count="0" meta:image-count="0" meta:object-count="0" meta:page-count="4" meta:paragraph-count="17" meta:word-count="519" meta:character-count="2873" meta:non-whitespace-character-count="2344"/>
  </office:meta>
</office:document-meta>
</file>